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ef94" officeooo:paragraph-rsid="000def94"/>
    </style:style>
    <style:style style:name="P2" style:family="paragraph" style:parent-style-name="Standard">
      <style:text-properties officeooo:rsid="000fb7f6" officeooo:paragraph-rsid="000fb7f6"/>
    </style:style>
    <style:style style:name="P3" style:family="paragraph" style:parent-style-name="Standard">
      <style:text-properties officeooo:rsid="00137dc7" officeooo:paragraph-rsid="00137dc7"/>
    </style:style>
    <style:style style:name="P4" style:family="paragraph" style:parent-style-name="Standard">
      <style:text-properties officeooo:rsid="0014136d" officeooo:paragraph-rsid="0014136d"/>
    </style:style>
    <style:style style:name="P5" style:family="paragraph" style:parent-style-name="Standard">
      <style:text-properties officeooo:rsid="001c0849" officeooo:paragraph-rsid="001c0849"/>
    </style:style>
    <style:style style:name="P6" style:family="paragraph" style:parent-style-name="Standard">
      <style:text-properties officeooo:rsid="0025e688" officeooo:paragraph-rsid="0025e688"/>
    </style:style>
    <style:style style:name="P7" style:family="paragraph" style:parent-style-name="Standard" style:list-style-name="L1">
      <style:text-properties officeooo:rsid="00116a40" officeooo:paragraph-rsid="00116a40"/>
    </style:style>
    <style:style style:name="P8" style:family="paragraph" style:parent-style-name="Standard" style:list-style-name="L1">
      <style:text-properties officeooo:rsid="0012dd15" officeooo:paragraph-rsid="0012dd15"/>
    </style:style>
    <style:style style:name="P9" style:family="paragraph" style:parent-style-name="Standard" style:list-style-name="L1">
      <style:text-properties officeooo:rsid="000fb7f6" officeooo:paragraph-rsid="00116a40"/>
    </style:style>
    <style:style style:name="P10" style:family="paragraph" style:parent-style-name="Standard" style:list-style-name="L1">
      <style:text-properties officeooo:rsid="000fb7f6" officeooo:paragraph-rsid="000fb7f6"/>
    </style:style>
    <style:style style:name="P11" style:family="paragraph" style:parent-style-name="Standard" style:list-style-name="L2">
      <style:text-properties officeooo:rsid="000fb7f6" officeooo:paragraph-rsid="000fb7f6"/>
    </style:style>
    <style:style style:name="P12" style:family="paragraph" style:parent-style-name="Standard" style:list-style-name="L3">
      <style:text-properties officeooo:rsid="000fb7f6" officeooo:paragraph-rsid="00181dc6"/>
    </style:style>
    <style:style style:name="P13" style:family="paragraph" style:parent-style-name="Standard" style:list-style-name="L1">
      <style:text-properties officeooo:rsid="00137dc7" officeooo:paragraph-rsid="00137dc7"/>
    </style:style>
    <style:style style:name="P14" style:family="paragraph" style:parent-style-name="Standard" style:list-style-name="L3">
      <style:text-properties officeooo:rsid="000def94" officeooo:paragraph-rsid="00181dc6"/>
    </style:style>
    <style:style style:name="T1" style:family="text">
      <style:text-properties officeooo:rsid="00116a40"/>
    </style:style>
    <style:style style:name="T2" style:family="text">
      <style:text-properties officeooo:rsid="001253f2"/>
    </style:style>
    <style:style style:name="T3" style:family="text">
      <style:text-properties officeooo:rsid="00137dc7"/>
    </style:style>
    <style:style style:name="T4" style:family="text">
      <style:text-properties officeooo:rsid="0014e739"/>
    </style:style>
    <style:style style:name="T5" style:family="text">
      <style:text-properties officeooo:rsid="00183618"/>
    </style:style>
    <style:style style:name="T6" style:family="text">
      <style:text-properties officeooo:rsid="001d94c3"/>
    </style:style>
    <style:style style:name="T7" style:family="text">
      <style:text-properties officeooo:rsid="0027a6cb"/>
    </style:style>
    <style:style style:name="T8" style:family="text">
      <style:text-properties officeooo:rsid="002951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4_1756251314"/><text:bookmark-start text:name="__DdeLink__56_1756251314"/><text:bookmark-start text:name="__DdeLink__59_1756251314"/>Tipos de datos en <text:span text:style-name="T5">E</text:span>stadística<text:bookmark-end text:name="__DdeLink__54_1756251314"/><text:bookmark-end text:name="__DdeLink__56_1756251314"/><text:bookmark-end text:name="__DdeLink__59_1756251314"/>:</text:p>
      <text:p text:style-name="P1"/>
      <text:p text:style-name="P2"><text:span text:style-name="T2">Datos </text:span><text:bookmark-start text:name="__DdeLink__61_1756251314"/>Categóricos o <text:span text:style-name="T2">C</text:span>ualitativos<text:bookmark-end text:name="__DdeLink__61_1756251314"/>:</text:p>
      <text:p text:style-name="P2"><text:bookmark-start text:name="__DdeLink__65_1756251314"/><text:bookmark-start text:name="__DdeLink__68_1756251314"/>Representa características<text:bookmark-end text:name="__DdeLink__65_1756251314"/><text:bookmark-end text:name="__DdeLink__68_1756251314"/>. <text:span text:style-name="T1">Sirven para especificar cosas como genero personas, animales, lenguaje </text:span></text:p>
      <text:p text:style-name="P2"/>
      <text:list xml:id="list1117617978" text:style-name="L1">
        <text:list-item>
          <text:p text:style-name="P7"><text:bookmark-start text:name="__DdeLink__70_1756251314"/><text:bookmark-start text:name="__DdeLink__87_1202326881"/><text:bookmark-start text:name="__DdeLink__73_1756251314"/>Dat<text:span text:style-name="T2">os</text:span> Nominal<text:bookmark-end text:name="__DdeLink__87_1202326881"/>:</text:p>
          <text:p text:style-name="P8"><text:bookmark-start text:name="__DdeLink__91_1202326881"/><text:bookmark-start text:name="__DdeLink__96_1202326881"/><text:bookmark-start text:name="__DdeLink__75_1756251314"/>Representan unidades discretas<text:bookmark-end text:name="__DdeLink__75_1756251314"/> y <text:bookmark-start text:name="__DdeLink__77_1756251314"/>son usadas para etiquetar variables que no tengan valores cuantitativos<text:bookmark-end text:name="__DdeLink__77_1756251314"/>. Estas datas no tienen orden<text:bookmark-end text:name="__DdeLink__91_1202326881"/><text:bookmark-end text:name="__DdeLink__96_1202326881"/>.<text:bookmark-end text:name="__DdeLink__70_1756251314"/><text:bookmark-end text:name="__DdeLink__73_1756251314"/></text:p>
          <text:p text:style-name="P9"/>
        </text:list-item>
        <text:list-item>
          <text:p text:style-name="P10"><text:bookmark-start text:name="__DdeLink__107_84688968"/><text:bookmark-start text:name="__DdeLink__110_84688968"/><text:span text:style-name="T3">Datos </text:span>Ordinales:<text:bookmark-end text:name="__DdeLink__107_84688968"/><text:bookmark-end text:name="__DdeLink__110_84688968"/> </text:p>
          <text:p text:style-name="P13"><text:bookmark-start text:name="__DdeLink__112_84688968"/><text:bookmark-start text:name="__DdeLink__136_84688968"/>Representan unidades discretas y ordenadas<text:bookmark-end text:name="__DdeLink__112_84688968"/><text:bookmark-end text:name="__DdeLink__136_84688968"/></text:p>
        </text:list-item>
      </text:list>
      <text:p text:style-name="P3"/>
      <text:p text:style-name="P4">Datos <text:bookmark-start text:name="__DdeLink__63_1756251314"/>numéricos o cuantitativos<text:bookmark-end text:name="__DdeLink__63_1756251314"/>:</text:p>
      <text:list xml:id="list2203448711" text:style-name="L2">
        <text:list-item>
          <text:p text:style-name="P11"><text:bookmark-start text:name="__DdeLink__138_84688968"/>Discreta<text:bookmark-end text:name="__DdeLink__138_84688968"/>:</text:p>
        </text:list-item>
      </text:list>
      <text:p text:style-name="P2"><text:span text:style-name="T4"><text:tab/></text:span><text:bookmark-start text:name="__DdeLink__143_84688968"/><text:bookmark-start text:name="__DdeLink__140_84688968"/><text:span text:style-name="T4">S</text:span>us valores son distintos y están separados. Este tipo de datos no se pueden medir pero sí <text:tab/>contar. Básicamente representa información que puede clasificarse en una categoría.<text:bookmark-end text:name="__DdeLink__143_84688968"/><text:bookmark-end text:name="__DdeLink__140_84688968"/></text:p>
      <text:p text:style-name="P2"/>
      <text:list xml:id="list1639251730" text:style-name="L3">
        <text:list-item>
          <text:p text:style-name="P12"><text:bookmark-start text:name="__DdeLink__145_84688968"/><text:bookmark-start text:name="__DdeLink__148_84688968"/>Continua:<text:bookmark-end text:name="__DdeLink__145_84688968"/><text:bookmark-end text:name="__DdeLink__148_84688968"/></text:p>
          <text:p text:style-name="P14"><text:bookmark-start text:name="__DdeLink__150_84688968"/>representan medidas y, por tanto, sus valores no pueden contarse pero sí medirse<text:bookmark-end text:name="__DdeLink__150_84688968"/></text:p>
        </text:list-item>
      </text:list>
      <text:p text:style-name="P1"/>
      <text:p text:style-name="P5">Importancia de los tipos de datos.</text:p>
      <text:p text:style-name="P5"/>
      <text:p text:style-name="P5"/>
      <text:p text:style-name="P5">Por qué nos molestamos en analizar la taxonomía de los tipos de datos? Pues porque resulta que a los efectos del análisis de datos y del modelado predictivo, el tipo de datos es importante para ayudar a determinar qué tipo de presentación visual utilizar, si la de análisis de datos o la de modelos estadísticos. De hecho, el software de la ciencia de datos, como R y Python, utiliza os tipos de datos para mejorar el rendimiento computacional. Y lo que es más importante, el <text:span text:style-name="T6">t</text:span>ipo de datos de una variable determina <text:bookmark-start text:name="__DdeLink__85_1202326881"/>cómo realizará el software los cálculos para esa variable<text:bookmark-end text:name="__DdeLink__85_1202326881"/>.</text:p>
      <text:p text:style-name="P5"/>
      <text:p text:style-name="P6"><text:bookmark-start text:name="__DdeLink__146_3651383395"/><text:bookmark-start text:name="__DdeLink__143_3651383395"/>Datos <text:span text:style-name="T8">R</text:span>ectangulares<text:bookmark-end text:name="__DdeLink__146_3651383395"/><text:bookmark-end text:name="__DdeLink__143_3651383395"/></text:p>
      <text:p text:style-name="P6"/>
      <text:p text:style-name="P6"><text:bookmark-start text:name="__DdeLink__151_3651383395"/><text:bookmark-start text:name="__DdeLink__148_3651383395"/><text:span text:style-name="T7">E</text:span>s el término general asociado a una matriz bidimensional con filas que indican registros (casos) y columnas que indican características (variables). El marco de datos (data frame) es el formato especifico en R y Python<text:bookmark-end text:name="__DdeLink__151_3651383395"/><text:bookmark-end text:name="__DdeLink__148_3651383395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09:24:10.584291261</meta:creation-date>
    <meta:generator>LibreOffice/7.3.7.2$Linux_X86_64 LibreOffice_project/30$Build-2</meta:generator>
    <dc:date>2024-10-12T15:37:03.224318177</dc:date>
    <meta:editing-duration>PT8H31M58S</meta:editing-duration>
    <meta:editing-cycles>14</meta:editing-cycles>
    <meta:document-statistic meta:table-count="0" meta:image-count="0" meta:object-count="0" meta:page-count="1" meta:paragraph-count="17" meta:word-count="246" meta:character-count="1529" meta:non-whitespace-character-count="1303"/>
  </office:meta>
</office:document-meta>
</file>